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145407" officeooo:paragraph-rsid="00145407"/>
    </style:style>
    <style:style style:name="P3" style:family="paragraph" style:parent-style-name="Text_20_body" style:list-style-name="L1">
      <style:text-properties officeooo:rsid="00152a08" officeooo:paragraph-rsid="00152a08"/>
    </style:style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0febe5"/>
    </style:style>
    <style:style style:name="T2" style:family="text">
      <style:text-properties officeooo:rsid="00113e47"/>
    </style:style>
    <style:style style:name="T3" style:family="text">
      <style:text-properties officeooo:rsid="0012fd5f"/>
    </style:style>
    <style:style style:name="T4" style:family="text">
      <style:text-properties officeooo:rsid="00141a63"/>
    </style:style>
    <style:style style:name="T5" style:family="text">
      <style:text-properties officeooo:rsid="001611a0"/>
    </style:style>
    <style:style style:name="T6" style:family="text">
      <style:text-properties officeooo:rsid="00173283"/>
    </style:style>
    <style:style style:name="T7" style:family="text">
      <style:text-properties officeooo:rsid="0018d482"/>
    </style:style>
    <style:style style:name="T8" style:family="text">
      <style:text-properties officeooo:rsid="0019d24b"/>
    </style:style>
    <style:style style:name="T9" style:family="text">
      <style:text-properties officeooo:rsid="001ac061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user-content-instructions"/>Instructions</text:h>
      <text:list xml:id="list6945674019777843533" text:style-name="L1">
        <text:list-item>
          <text:p text:style-name="P1">Add the sample web log data to Kibana.</text:p>
        </text:list-item>
        <text:list-item>
          <text:p text:style-name="P1">Answer the following questions:</text:p>
          <text:list>
            <text:list-item>
              <text:p text:style-name="P1">In the last 7 days, how many unique visitors were located in India? <text:span text:style-name="T1">253</text:span></text:p>
            </text:list-item>
            <text:list-item>
              <text:p text:style-name="P1">In the last 24 hours, of the visitors from China, how many were using Mac OSX? <text:span text:style-name="T1">8</text:span></text:p>
            </text:list-item>
            <text:list-item>
              <text:p text:style-name="P1">In the last 2 days, what percentage of visitors received 404 errors? How about 503 errors? <text:span text:style-name="T2">Zero for both. All requests 200.</text:span></text:p>
            </text:list-item>
            <text:list-item>
              <text:p text:style-name="P1">In the last 7 days, what country produced the majority of the traffic on the website? <text:span text:style-name="T3">India</text:span></text:p>
            </text:list-item>
            <text:list-item>
              <text:p text:style-name="P1">Of the traffic that's coming from that country, what time of day had the highest amount of activity? <text:span text:style-name="T4">1AM</text:span></text:p>
            </text:list-item>
            <text:list-item>
              <text:p text:style-name="P1">List all the types of downloaded files that have been identified for the last 7 days, along with a short description of each file type (use Google if you aren't sure about a particular file type). </text:p>
              <text:list>
                <text:list-item>
                  <text:p text:style-name="P2">Gz – gzip file</text:p>
                </text:list-item>
                <text:list-item>
                  <text:p text:style-name="P2">css – cascading style sheets/html</text:p>
                </text:list-item>
                <text:list-item>
                  <text:p text:style-name="P2">zip – zip</text:p>
                </text:list-item>
                <text:list-item>
                  <text:p text:style-name="P2">deb – linux extension for Debian</text:p>
                </text:list-item>
                <text:list-item>
                  <text:p text:style-name="P3">rpm – RedHat Package Manager file</text:p>
                </text:list-item>
              </text:list>
            </text:list-item>
          </text:list>
        </text:list-item>
        <text:list-item>
          <text:p text:style-name="P1">Now that you have a feel for the data, Let's dive a bit deeper. Look at the chart that shows Unique Visitors Vs. Average Bytes.</text:p>
          <text:list>
            <text:list-item>
              <text:p text:style-name="P4">Locate the time frame in the last 7 days with the most amount of bytes (activity). <text:span text:style-name="T5">2/7/21-2/11/21</text:span></text:p>
            </text:list-item>
            <text:list-item>
              <text:p text:style-name="P4">In your own words, is there anything that seems potentially strange about this activity? <text:span text:style-name="T6">Nothing I can think of. Seems like the usual spikes in activity that happen.</text:span></text:p>
            </text:list-item>
          </text:list>
        </text:list-item>
        <text:list-item>
          <text:p text:style-name="P1">Filter the data by this event.</text:p>
          <text:list>
            <text:list-item>
              <text:p text:style-name="P4">What is the timestamp for this event? <text:span text:style-name="T7">2/7/21 21:00 – 2/11/21 16:00</text:span></text:p>
            </text:list-item>
            <text:list-item>
              <text:p text:style-name="P4">What kind of file was downloaded? <text:span text:style-name="T8">gz</text:span></text:p>
            </text:list-item>
            <text:list-item>
              <text:p text:style-name="P4">From what country did this activity originate? <text:span text:style-name="T8">India</text:span></text:p>
            </text:list-item>
            <text:list-item>
              <text:p text:style-name="P4">What HTTP response codes were encountered by this visitor? <text:span text:style-name="T9">200</text:span></text:p>
            </text:list-item>
          </text:list>
        </text:list-item>
        <text:list-item>
          <text:p text:style-name="P1">Switch to the Kibana Discover page to see more details about this activity.</text:p>
          <text:list>
            <text:list-item>
              <text:p text:style-name="P4">What is the source IP address of this activity? </text:p>
            </text:list-item>
            <text:list-item>
              <text:p text:style-name="P4">What are the geo coordinates of this activity? </text:p>
            </text:list-item>
            <text:list-item>
              <text:p text:style-name="P4"><text:soft-page-break/>What OS was the source machine running? </text:p>
            </text:list-item>
            <text:list-item>
              <text:p text:style-name="P4">What is the full URL that was accessed? </text:p>
            </text:list-item>
            <text:list-item>
              <text:p text:style-name="P4">From what website did the visitor's traffic originate? </text:p>
            </text:list-item>
          </text:list>
        </text:list-item>
        <text:list-item>
          <text:p text:style-name="P1">Finish your investigation with a short overview of your insights.</text:p>
          <text:list>
            <text:list-item>
              <text:p text:style-name="P4">What do you think the user was doing? </text:p>
            </text:list-item>
            <text:list-item>
              <text:p text:style-name="P4">Was the file they downloaded malicious? If not, what is the file used for? </text:p>
            </text:list-item>
            <text:list-item>
              <text:p text:style-name="P4">Is there anything that seems suspicious about this activity? </text:p>
            </text:list-item>
            <text:list-item>
              <text:p text:style-name="P1">Is any of the traffic you inspected potentially outside of compliance guidlines?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13:48:20.888000000</meta:creation-date>
    <dc:date>2021-02-12T14:21:17.836000000</dc:date>
    <meta:editing-duration>PT32M52S</meta:editing-duration>
    <meta:editing-cycles>11</meta:editing-cycles>
    <meta:generator>LibreOffice/5.1.4.2$Windows_x86 LibreOffice_project/f99d75f39f1c57ebdd7ffc5f42867c12031db97a</meta:generator>
    <meta:document-statistic meta:table-count="0" meta:image-count="0" meta:object-count="0" meta:page-count="2" meta:paragraph-count="33" meta:word-count="407" meta:character-count="2165" meta:non-whitespace-character-count="1808"/>
  </office:meta>
</office:document-meta>
</file>